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Open Sans" fo:font-size="11pt" officeooo:rsid="0008f03d" officeooo:paragraph-rsid="00241e47" style:font-size-asian="11pt" style:font-size-complex="11pt"/>
    </style:style>
    <style:style style:name="P2" style:family="paragraph" style:parent-style-name="Standard">
      <style:text-properties fo:font-variant="normal" fo:text-transform="none" fo:color="#000000" style:font-name="Open Sans" fo:font-size="11pt" fo:letter-spacing="normal" fo:font-style="normal" fo:font-weight="normal" officeooo:paragraph-rsid="00241e47" style:font-size-asian="11pt" style:font-size-complex="11pt"/>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paragraph-rsid="00241e47" style:font-size-asian="11pt" style:font-size-complex="11pt"/>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0f8142" officeooo:paragraph-rsid="00241e47" style:font-size-asian="11pt" style:font-size-complex="11pt"/>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160cdb" officeooo:paragraph-rsid="00241e47" style:font-size-asian="11pt" style:font-size-complex="11pt"/>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14a9ab" officeooo:paragraph-rsid="00241e47" style:font-size-asian="11pt" style:font-size-complex="11pt"/>
    </style:style>
    <style:style style:name="P7"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officeooo:paragraph-rsid="00241e47" style:font-size-asian="11pt" style:font-size-complex="11pt"/>
    </style:style>
    <style:style style:name="P8" style:family="paragraph" style:parent-style-name="Standard">
      <style:paragraph-properties fo:margin-left="0in" fo:margin-right="0in" fo:orphans="2" fo:widows="2" fo:text-indent="0in" style:auto-text-indent="false"/>
      <style:text-properties fo:color="#000000" style:font-name="Open Sans" fo:font-size="11pt" officeooo:paragraph-rsid="00241e47" style:font-size-asian="11pt" style:font-size-complex="11pt"/>
    </style:style>
    <style:style style:name="P9" style:family="paragraph" style:parent-style-name="Text_20_body">
      <style:text-properties style:font-name="Open Sans" fo:font-size="11pt" officeooo:rsid="0040282c" officeooo:paragraph-rsid="004c0a90" style:font-size-asian="11pt" style:font-size-complex="11pt"/>
    </style:style>
    <style:style style:name="P10" style:family="paragraph" style:parent-style-name="Text_20_body">
      <style:text-properties fo:color="#000000" style:font-name="Open Sans" fo:font-size="11pt" style:font-size-asian="11pt" style:font-size-complex="11pt"/>
    </style:style>
    <style:style style:name="P11" style:family="paragraph" style:parent-style-name="Text_20_body">
      <style:text-properties fo:color="#000000" style:font-name="Open Sans" fo:font-size="11pt" officeooo:rsid="000a4835" officeooo:paragraph-rsid="002ecab3" style:font-size-asian="11pt" style:font-size-complex="11pt"/>
    </style:style>
    <style:style style:name="P12" style:family="paragraph" style:parent-style-name="Text_20_body">
      <style:text-properties fo:color="#000000" style:font-name="Open Sans" fo:font-size="11pt" officeooo:rsid="00343d7b" officeooo:paragraph-rsid="00343d7b" style:font-size-asian="11pt" style:font-size-complex="11pt"/>
    </style:style>
    <style:style style:name="P13" style:family="paragraph" style:parent-style-name="Text_20_body">
      <style:text-properties fo:color="#000000" style:font-name="Open Sans" fo:font-size="11pt" officeooo:rsid="00343d7b" officeooo:paragraph-rsid="003e48b3" style:font-size-asian="11pt" style:font-size-complex="11pt"/>
    </style:style>
    <style:style style:name="P14" style:family="paragraph" style:parent-style-name="Text_20_body">
      <style:text-properties fo:color="#000000" style:font-name="Open Sans" fo:font-size="11pt" officeooo:rsid="00343d7b" officeooo:paragraph-rsid="0041c8fe" style:font-size-asian="11pt" style:font-size-complex="11pt"/>
    </style:style>
    <style:style style:name="P15" style:family="paragraph" style:parent-style-name="Text_20_body">
      <style:text-properties fo:color="#000000" style:font-name="Open Sans" fo:font-size="11pt" officeooo:rsid="0037167c" officeooo:paragraph-rsid="0037167c" style:font-size-asian="11pt" style:font-size-complex="11pt"/>
    </style:style>
    <style:style style:name="P16" style:family="paragraph" style:parent-style-name="Text_20_body">
      <style:text-properties fo:color="#000000" style:font-name="Open Sans" fo:font-size="11pt" officeooo:rsid="0037167c" officeooo:paragraph-rsid="003b3e8c" style:font-size-asian="11pt" style:font-size-complex="11pt"/>
    </style:style>
    <style:style style:name="P17" style:family="paragraph" style:parent-style-name="Text_20_body">
      <style:text-properties fo:color="#000000" style:font-name="Open Sans" fo:font-size="11pt" officeooo:rsid="0035fa4e" officeooo:paragraph-rsid="0035fa4e" style:font-size-asian="11pt" style:font-size-complex="11pt"/>
    </style:style>
    <style:style style:name="P18" style:family="paragraph" style:parent-style-name="Text_20_body">
      <style:text-properties fo:color="#000000" style:font-name="Open Sans" fo:font-size="11pt" officeooo:rsid="00389345" officeooo:paragraph-rsid="0038b66e" style:font-size-asian="11pt" style:font-size-complex="11pt"/>
    </style:style>
    <style:style style:name="P19" style:family="paragraph" style:parent-style-name="Text_20_body">
      <style:text-properties fo:color="#000000" style:font-name="Open Sans" fo:font-size="11pt" officeooo:rsid="00228008" officeooo:paragraph-rsid="0025ad2a" style:font-size-asian="11pt" style:font-size-complex="11pt"/>
    </style:style>
    <style:style style:name="P20" style:family="paragraph" style:parent-style-name="Text_20_body">
      <style:text-properties fo:color="#000000" style:font-name="Open Sans" fo:font-size="11pt" officeooo:rsid="002412b6" officeooo:paragraph-rsid="0025ad2a" style:font-size-asian="11pt" style:font-size-complex="11pt"/>
    </style:style>
    <style:style style:name="P21" style:family="paragraph" style:parent-style-name="Text_20_body">
      <style:text-properties fo:color="#000000" style:font-name="Open Sans" fo:font-size="11pt" officeooo:rsid="00060b60" officeooo:paragraph-rsid="0025ad2a" style:font-size-asian="11pt" style:font-size-complex="11pt"/>
    </style:style>
    <style:style style:name="P22" style:family="paragraph" style:parent-style-name="Text_20_body">
      <style:text-properties fo:color="#000000" style:font-name="Open Sans" fo:font-size="11pt" officeooo:rsid="00068219" officeooo:paragraph-rsid="0025ad2a" style:font-size-asian="11pt" style:font-size-complex="11pt"/>
    </style:style>
    <style:style style:name="P23" style:family="paragraph" style:parent-style-name="Text_20_body">
      <style:text-properties fo:color="#000000" style:font-name="Open Sans" fo:font-size="11pt" officeooo:rsid="00097be6" officeooo:paragraph-rsid="0025ad2a" style:font-size-asian="11pt" style:font-size-complex="11pt"/>
    </style:style>
    <style:style style:name="P24" style:family="paragraph" style:parent-style-name="Text_20_body">
      <style:text-properties fo:color="#000000" style:font-name="Open Sans" fo:font-size="11pt" officeooo:rsid="000836f9" officeooo:paragraph-rsid="0025ad2a" style:font-size-asian="11pt" style:font-size-complex="11pt"/>
    </style:style>
    <style:style style:name="P25" style:family="paragraph" style:parent-style-name="Text_20_body">
      <style:text-properties fo:color="#000000" style:font-name="Open Sans" fo:font-size="11pt" officeooo:rsid="001f7e9e" officeooo:paragraph-rsid="0025ad2a" style:font-size-asian="11pt" style:font-size-complex="11pt"/>
    </style:style>
    <style:style style:name="P26" style:family="paragraph" style:parent-style-name="Text_20_body">
      <style:text-properties fo:color="#000000" style:font-name="Open Sans" fo:font-size="11pt" officeooo:rsid="003d315d" officeooo:paragraph-rsid="003d315d" style:font-size-asian="11pt" style:font-size-complex="11pt"/>
    </style:style>
    <style:style style:name="P27" style:family="paragraph" style:parent-style-name="Text_20_body">
      <style:text-properties fo:color="#000000" style:font-name="Open Sans" fo:font-size="11pt" officeooo:rsid="003d315d" officeooo:paragraph-rsid="0041c8fe" style:font-size-asian="11pt" style:font-size-complex="11pt"/>
    </style:style>
    <style:style style:name="P28" style:family="paragraph" style:parent-style-name="Text_20_body">
      <style:text-properties fo:color="#000000" style:font-name="Open Sans" fo:font-size="11pt" officeooo:rsid="0040282c" officeooo:paragraph-rsid="0040282c" style:font-size-asian="11pt" style:font-size-complex="11pt"/>
    </style:style>
    <style:style style:name="P29" style:family="paragraph" style:parent-style-name="Text_20_body">
      <style:text-properties fo:color="#000000" style:font-name="Open Sans" fo:font-size="11pt" officeooo:rsid="0041c8fe" officeooo:paragraph-rsid="0041c8fe" style:font-size-asian="11pt" style:font-size-complex="11pt"/>
    </style:style>
    <style:style style:name="P30" style:family="paragraph" style:parent-style-name="Text_20_body">
      <style:text-properties fo:color="#000000" style:font-name="Open Sans" fo:font-size="11pt" officeooo:rsid="00468cef" officeooo:paragraph-rsid="00468cef" style:font-size-asian="11pt" style:font-size-complex="11pt"/>
    </style:style>
    <style:style style:name="P31" style:family="paragraph" style:parent-style-name="Text_20_body">
      <style:text-properties fo:color="#000000" style:font-name="Open Sans" fo:font-size="11pt" officeooo:rsid="00468cef" officeooo:paragraph-rsid="0046c90a" style:font-size-asian="11pt" style:font-size-complex="11pt"/>
    </style:style>
    <style:style style:name="P32" style:family="paragraph" style:parent-style-name="Text_20_body">
      <style:text-properties fo:color="#000000" style:font-name="Open Sans" fo:font-size="11pt" officeooo:rsid="0046c90a" officeooo:paragraph-rsid="0046c90a" style:font-size-asian="11pt" style:font-size-complex="11pt"/>
    </style:style>
    <style:style style:name="P33" style:family="paragraph" style:parent-style-name="Text_20_body">
      <style:text-properties fo:color="#000000" style:font-name="Open Sans" fo:font-size="11pt" officeooo:rsid="004881b6" officeooo:paragraph-rsid="004881b6" style:font-size-asian="11pt" style:font-size-complex="11pt"/>
    </style:style>
    <style:style style:name="P34" style:family="paragraph" style:parent-style-name="Text_20_body">
      <style:text-properties fo:color="#000000" style:font-name="Open Sans" fo:font-size="11pt" officeooo:rsid="0048c3c1" officeooo:paragraph-rsid="0048c3c1" style:font-size-asian="11pt" style:font-size-complex="11pt"/>
    </style:style>
    <style:style style:name="P35" style:family="paragraph" style:parent-style-name="Text_20_body">
      <style:text-properties fo:color="#000000" style:font-name="Open Sans" fo:font-size="11pt" officeooo:rsid="0048c3c1" officeooo:paragraph-rsid="004960a9" style:font-size-asian="11pt" style:font-size-complex="11pt"/>
    </style:style>
    <style:style style:name="P36" style:family="paragraph" style:parent-style-name="Text_20_body">
      <style:text-properties fo:color="#000000" style:font-name="Open Sans" fo:font-size="11pt" officeooo:rsid="004960a9" officeooo:paragraph-rsid="004960a9" style:font-size-asian="11pt" style:font-size-complex="11pt"/>
    </style:style>
    <style:style style:name="P37" style:family="paragraph" style:parent-style-name="Horizontal_20_Line">
      <style:text-properties fo:color="#000000" style:font-name="Open Sans" fo:font-size="11pt" style:font-size-asian="11pt" style:font-size-complex="11pt"/>
    </style:style>
    <style:style style:name="P38" style:family="paragraph" style:parent-style-name="Horizontal_20_Line">
      <style:text-properties fo:color="#000000" style:font-name="Open Sans" fo:font-size="11pt" officeooo:rsid="0008f03d" officeooo:paragraph-rsid="00241e47" style:font-size-asian="11pt" style:font-size-complex="11pt"/>
    </style:style>
    <style:style style:name="P39" style:family="paragraph" style:parent-style-name="Horizontal_20_Line">
      <style:text-properties fo:color="#000000" style:font-name="Open Sans" fo:font-size="11pt" officeooo:paragraph-rsid="00241e47" style:font-size-asian="11pt" style:font-size-complex="11pt"/>
    </style:style>
    <style:style style:name="P40" style:family="paragraph" style:parent-style-name="Horizontal_20_Line">
      <style:text-properties style:font-name="Open Sans" fo:font-size="11pt" style:font-size-asian="11pt" style:font-size-complex="11pt"/>
    </style:style>
    <style:style style:name="T1" style:family="text">
      <style:text-properties fo:font-style="normal" fo:font-weight="normal"/>
    </style:style>
    <style:style style:name="T2" style:family="text">
      <style:text-properties fo:font-style="normal" fo:font-weight="normal" officeooo:rsid="0014a9ab"/>
    </style:style>
    <style:style style:name="T3" style:family="text">
      <style:text-properties fo:font-style="normal" fo:font-weight="normal" officeooo:rsid="00160cdb"/>
    </style:style>
    <style:style style:name="T4" style:family="text">
      <style:text-properties fo:font-style="normal" fo:font-weight="normal" officeooo:rsid="0017729b"/>
    </style:style>
    <style:style style:name="T5" style:family="text">
      <style:text-properties fo:font-style="normal" fo:font-weight="normal" officeooo:rsid="001ba507"/>
    </style:style>
    <style:style style:name="T6" style:family="text">
      <style:text-properties fo:font-style="normal" fo:font-weight="normal" officeooo:rsid="001da269"/>
    </style:style>
    <style:style style:name="T7" style:family="text">
      <style:text-properties fo:font-style="normal" fo:font-weight="normal" officeooo:rsid="001f3672"/>
    </style:style>
    <style:style style:name="T8" style:family="text">
      <style:text-properties officeooo:rsid="000e81aa"/>
    </style:style>
    <style:style style:name="T9" style:family="text">
      <style:text-properties officeooo:rsid="0013030e"/>
    </style:style>
    <style:style style:name="T10" style:family="text">
      <style:text-properties officeooo:rsid="0014a9ab"/>
    </style:style>
    <style:style style:name="T11" style:family="text">
      <style:text-properties officeooo:rsid="00160cdb"/>
    </style:style>
    <style:style style:name="T12" style:family="text">
      <style:text-properties officeooo:rsid="0017729b"/>
    </style:style>
    <style:style style:name="T13" style:family="text">
      <style:text-properties officeooo:rsid="001ba507"/>
    </style:style>
    <style:style style:name="T14" style:family="text">
      <style:text-properties officeooo:rsid="001f3672"/>
    </style:style>
    <style:style style:name="T15" style:family="text">
      <style:text-properties style:text-position="super 58%" fo:font-style="normal" fo:font-weight="normal" officeooo:rsid="001f3672"/>
    </style:style>
    <style:style style:name="T16" style:family="text">
      <style:text-properties fo:font-variant="normal" fo:text-transform="none" fo:letter-spacing="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officeooo:rsid="0038b66e"/>
    </style:style>
    <style:style style:name="T19" style:family="text">
      <style:text-properties fo:font-variant="normal" fo:text-transform="none" fo:letter-spacing="normal" fo:font-style="normal" fo:font-weight="normal" officeooo:rsid="0039fa0f"/>
    </style:style>
    <style:style style:name="T20" style:family="text">
      <style:text-properties fo:font-variant="normal" fo:text-transform="none" fo:letter-spacing="normal" fo:font-style="normal" fo:font-weight="normal" officeooo:rsid="0041c8fe"/>
    </style:style>
    <style:style style:name="T21" style:family="text">
      <style:text-properties fo:font-variant="normal" fo:text-transform="none" fo:letter-spacing="normal" fo:font-style="normal" fo:font-weight="normal" officeooo:rsid="0042e215"/>
    </style:style>
    <style:style style:name="T22" style:family="text">
      <style:text-properties fo:font-variant="normal" fo:text-transform="none" fo:letter-spacing="normal" fo:font-style="normal" fo:font-weight="normal" officeooo:rsid="00468cef"/>
    </style:style>
    <style:style style:name="T23" style:family="text">
      <style:text-properties fo:font-variant="normal" fo:text-transform="none" fo:letter-spacing="normal" fo:font-style="normal" fo:font-weight="normal" officeooo:rsid="0046c90a"/>
    </style:style>
    <style:style style:name="T24" style:family="text">
      <style:text-properties fo:font-variant="normal" fo:text-transform="none" fo:letter-spacing="normal" fo:font-style="normal" fo:font-weight="normal" officeooo:rsid="004881b6"/>
    </style:style>
    <style:style style:name="T25" style:family="text">
      <style:text-properties fo:font-variant="normal" fo:text-transform="none" fo:letter-spacing="normal" fo:font-style="normal" fo:font-weight="normal" officeooo:rsid="004960a9"/>
    </style:style>
    <style:style style:name="T26" style:family="text">
      <style:text-properties fo:font-variant="normal" fo:text-transform="none" fo:letter-spacing="normal" fo:font-style="normal" fo:font-weight="normal" officeooo:rsid="00343d7b"/>
    </style:style>
    <style:style style:name="T27" style:family="text">
      <style:text-properties officeooo:rsid="00228008"/>
    </style:style>
    <style:style style:name="T28" style:family="text">
      <style:text-properties officeooo:rsid="002412b6"/>
    </style:style>
    <style:style style:name="T29" style:family="text">
      <style:text-properties officeooo:rsid="000836f9"/>
    </style:style>
    <style:style style:name="T30" style:family="text">
      <style:text-properties officeooo:rsid="000960a3"/>
    </style:style>
    <style:style style:name="T31" style:family="text">
      <style:text-properties officeooo:rsid="00068219"/>
    </style:style>
    <style:style style:name="T32" style:family="text">
      <style:text-properties officeooo:rsid="00097be6"/>
    </style:style>
    <style:style style:name="T33" style:family="text">
      <style:text-properties officeooo:rsid="000a4835"/>
    </style:style>
    <style:style style:name="T34" style:family="text">
      <style:text-properties officeooo:rsid="00060b60"/>
    </style:style>
    <style:style style:name="T35" style:family="text">
      <style:text-properties officeooo:rsid="002c1544"/>
    </style:style>
    <style:style style:name="T36" style:family="text">
      <style:text-properties officeooo:rsid="0037167c"/>
    </style:style>
    <style:style style:name="T37" style:family="text">
      <style:text-properties officeooo:rsid="0039fa0f"/>
    </style:style>
    <style:style style:name="T38" style:family="text">
      <style:text-properties officeooo:rsid="003ae8e4"/>
    </style:style>
    <style:style style:name="T39" style:family="text">
      <style:text-properties officeooo:rsid="003b3e8c"/>
    </style:style>
    <style:style style:name="T40" style:family="text">
      <style:text-properties officeooo:rsid="003d3327"/>
    </style:style>
    <style:style style:name="T41" style:family="text">
      <style:text-properties officeooo:rsid="0040282c"/>
    </style:style>
    <style:style style:name="T42" style:family="text">
      <style:text-properties officeooo:rsid="0041c8fe"/>
    </style:style>
    <style:style style:name="T43" style:family="text">
      <style:text-properties officeooo:rsid="004486e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et A. Allen was late for her first day of school. </text:p>
      <text:p text:style-name="P1"/>
      <text:p text:style-name="P1">Her cat, Copernicus, lazily doing some “kitty yoga” and stretching as if to say, “why don’t you just stay home with me?,” and Harriet was almost tempted to at this point. After arriving to her new flat late because of a delayed flight (and dealing with an angry cat *and* angry airline representatives), not having any of her boxes of clothes arrive, and finding the studio apartment much smaller than promised, she’d just about had it with this move. At least she spotted a man with a cheap breakfast cart outside on her block.</text:p>
      <text:p text:style-name="P1"/>
      <text:p text:style-name="P1">She wished her brother was here to deal with all this.</text:p>
      <text:p text:style-name="P1"/>
      <text:p text:style-name="P1">Copernicus rolled around their maroon sheets, claiming it with a sheet of black fur. She sighed. “*I’ll deal with it later*” she thought, while standing in front of her hasty assortment of Macy’s brand clothing, trying to piece together a decent first day outfit.</text:p>
      <text:p text:style-name="P1"/>
      <text:p text:style-name="P1">“What do you think, Perny?” She asked her kitten, holding up a black skirt with bright green top. He just <text:s/>flopped, and promptly fell asleep in the exact center of their bed. “*At least now there’s no way I can crawl back in.*” she grimly determined.</text:p>
      <text:p text:style-name="P1"/>
      <text:p text:style-name="P1">After settling on black jeans and a more subdued navy striped top with a beautiful petal collar, she grabbed her backpack and jacket, kissed her cat and flew out the door to get a cheap bagel and coffee. As soon as her front door opens, she’s instantly smacked in the face with the cool Northeastern autumn air, and hopes her relocation from the West coast isn’t too much to bear when snow comes.</text:p>
      <text:p text:style-name="P1"/>
      <text:p text:style-name="P1">After getting a free breakfast (“Welcome to New York!”), Harriet had to hurry to make it to the Museum on time. “*I could probably run through Central Park faster than the bus, right?*” She decided to go for it. “*If anything, it will be a nice nature walk, and hopefully I’ll see some inspiration for my dissertation*”</text:p>
      <text:p text:style-name="P1"/>
      <text:p text:style-name="P1">Though she laughed off this ludicrous thought (“*I probably won’t know my dissertation until it smacks me in the face, literally.*”) and turning on some Explosions in the Sky on her phone, she was quickly entranced walking down the winding roads of the park, supposedly walking in the direction of the museum where she’d spend the next four years studying. In the air and trees, Harriet spotted several blue jays, yellow-rumped warblers, even a red-headed woodpecker! In the paths near the lake, she saw red-eared slider turtles sun bathing while eager squirrels waited near tourists to catch bits of their breakfast. </text:p>
      <text:p text:style-name="P1"/>
      <text:p text:style-name="P1">“*You’d never have thought it, but New York City is randomly an ecologists’ dream.*” Harriet thought, gazing in wonder at the lush reserve in the heart of the city. </text:p>
      <text:p text:style-name="P1"/>
      <text:p text:style-name="P1">It wasn’t until she glanced at her Macy’s brand watch, and noticed it was 8:30am, the exact time her itinerary said “Meet in the lower level Atrium,” that she began to run. As she whipped down the paths, she realized that she was totally and completely lost. “*Gorram it. I should have never let myself walk.*” She hadn’t even had the sense to look at which signposts she was following, <text:soft-page-break/>totally entranced in the ecosystem that seems to be both isolated and a part of the city that never sleeps.</text:p>
      <text:p text:style-name="P1"/>
      <text:p text:style-name="P1">Harriet tried to recreate her path while convincing herself she was “*totally paying attention and knew where to go*” and ended up stepping on her slightly-too-long jeans, tearing a bit at the seam. “*At least I didn’t manage to spill--*” She began, right before spilling a third of her large, black coffee onto her pants. </text:p>
      <text:p text:style-name="P1"/>
      <text:p text:style-name="P1">After trying to ask some people in the park to point her towards 79th street, and trying to do so in French a few times, she brought out Google to save her from total and complete embarrassment. She just hoped that following along with </text:p>
      <text:p text:style-name="P1"/>
      <text:p text:style-name="P1">“*Where the frack is this museum?!*” Harriet screamed internally, wandering around the Upper West Side, eyes glued to her phone. “*I’m late!!*” Half-running, half-jogging through Central Park, she curses herself for even thinking her sense of direction could take her through the maze of the Park, even with Google as a backup. A giant planetarium suddenly came into view over the trees, and she rediscovered her misplaced geography skills. </text:p>
      <text:p text:style-name="P1"/>
      <text:p text:style-name="P1">Outside the museum, Harriet pauses. Looking up at the grandeur of the 142 year old building, her breath catches in her throat. “*Wow.*” is all she can think, as it looms above her, daring her to come in and discover. Then her mind returns, and all she can think is “*Wow. I hope no one notices my torn and coffee stained pants under my jacket*.”</text:p>
      <text:p text:style-name="P1"/>
      <text:p text:style-name="P1">Scrambling up the stairs of the museum, she stares up at Theodore Roosevelt on his horse, triumphant, and darkens, “*He’s totally mocking me.*”</text:p>
      <text:p text:style-name="P1"/>
      <text:p text:style-name="P1">She tries to catch her breath, to run faster, and as she finally breaches the Atrium doors, looking around for her new cohort of classmates, she staggered back, staring down at her chest. “*What was that?*”</text:p>
      <text:p text:style-name="P1"/>
      <text:p text:style-name="P1">An intense pang in her heart makes her look down to make sure no child has blasted her with a toy from the gift shop. Nothing. Her ears start ringing, and her heart pounds faster and faster as she looks around for the source of this feeling. Because no, it can’t be from her. She can’t get sick.</text:p>
      <text:p text:style-name="P1"/>
      <text:p text:style-name="P1">Just over the crowd, Harriet makes out a woman's scratchy, irritated voice, "Harriet A. Allen?! This is your last call!" </text:p>
      <text:p text:style-name="P1"/>
      <text:p text:style-name="P1">Harriet snaps back to awareness, eyes wildly searching out the voice while panting “Yes, I’m here!” <text:s/>She finally spots the waving hand of the woman, and weaves through the crowd to a small group of <text:span text:style-name="T38">fifteen</text:span>, professionally and darkly dressed twenty- and thirty-something-year-olds. </text:p>
      <text:p text:style-name="P1"/>
      <text:p text:style-name="P1">"Well thank goodness. We were just about to leave you to fend for yourself." The woman, whose name tag reads “Jay,” gestured to Harriet’s cohort of PhD students, and continued "Well, let's go. We have to make up some time in the schedule."</text:p>
      <text:p text:style-name="P1"/>
      <text:p text:style-name="P1"><text:soft-page-break/>Harriet visibly sags, stammering out an apology. Everyone else files in front of her before she walks forward, following Jay and her new classmates. “*This was supposed to be my defining moment, and I’m at the back of the line, yet again. Perfect.*” She wallows, eyes cast down, and straightens her shirt to try to reassemble her confidence. Brushing her gigantic conglomeration of long, dark curls out of her face, she quickly tucked her hair back in a bun, much in the fashion of the others in her group.</text:p>
      <text:p text:style-name="P1"/>
      <text:p text:style-name="P1">One girl, whose straight, tawny hair hangs freely, stayed back with Harriet, gave her a commiserating look, and starts to introduce herself: “Hi, I’m --” before being interrupted by Jay, at the head of the group.</text:p>
      <text:p text:style-name="P1"/>
      <text:p text:style-name="P1">“I’ll say this again for the late arrival,” Another visible cringe from Harriet as a few classmates snicker, “Welcome to the American Museum of Natural History. As PhD candidates in our comparative biology program, you will be learning from leaders in fields of Anthropology, Vertebrate and Invertebrate Zoology, Paleontology, and Physical Sciences, which includes astrophysics and earth and planetary sciences.” </text:p>
      <text:p text:style-name="P1"/>
      <text:p text:style-name="P1">A brief pause for everyone to enter the elevator, with Harriet and the mystery woman at the back.</text:p>
      <text:p text:style-name="P1"/>
      <text:p text:style-name="P1">“I’m Ruth, what’s your--” The younger looking woman was able to breathe out before being cut off yet again by Jay’s lecture. </text:p>
      <text:p text:style-name="P1"/>
      <text:p text:style-name="P1">“I’m going to bring you up to the fourth floor, and you’ll have one and a half hours to do a self-guided tour down to the first floor, after which we’ll do some super exciting paperwork and housekeeping. Take this as a chance to do some bonding with the folks you’re stuck with for the next four years.” She laughed to herself as she led us out of the elevators, pointed us down a random hall of bones, and took off down the stairs. </text:p>
      <text:p text:style-name="P1"/>
      <text:p text:style-name="P1">“*Great, I didn’t get a name--*” Harriet began to think, before Ruth spoke again: “I see you didn’t get a name tag. I introduced *myself*, what’s your name?”</text:p>
      <text:p text:style-name="P1"/>
      <text:p text:style-name="P1">Harriet, unused to this kind of attention, shyly replied, “Harriet. It’s nice to meet you.”</text:p>
      <text:p text:style-name="P1"/>
      <text:p text:style-name="P1">“It’s nice to meet you too, Harriet! I’m sorry Jay called you out like that. Majorly uncool. Want to start by walking down the Hall of the Ornithischian Dinosaurs? We can loop around and end near the special exhibit gallery and the Hall of Saurischian Dinosaurs!” Ruth gushed out in one breath.</text:p>
      <text:p text:style-name="P1"/>
      <text:p text:style-name="P1">“So, you’ve been before I take it?” Harriet asked, as they began to walk in the proposed direction, wading through the hordes of small children, with a few of their cohort slightly behind them. </text:p>
      <text:p text:style-name="P1"/>
      <text:p text:style-name="P1">“Yeah, a few times. I came to visit before applying. Didn’t you?”</text:p>
      <text:p text:style-name="P1"/>
      <text:p text:style-name="P1">“No, I couldn’t. I came from Oregon, so the trip was a bit much.”</text:p>
      <text:p text:style-name="P1"/>
      <text:p text:style-name="P1"><text:soft-page-break/>“Oh wow! Neat! Well I can be your tour guide” Ruth smiled enthusiastically, and began to give Harriet a rundown of the structure of the museum. “One time at a visit, my parents came down from Boston and we spent the whole day in here! One and a half hours is so not enough.”</text:p>
      <text:p text:style-name="P1"/>
      <text:p text:style-name="P1">Harriet was too busy looking at the facsimiles of ancient creatures, and listening to the curators on the video displays to really take in what Ruth was saying. When there was a lull in the conversation, she realized that Ruth had asked her a question.</text:p>
      <text:p text:style-name="P1"/>
      <text:p text:style-name="P1">“I’m sorry, what was that? It’s so noisy in here!” Harriet explained, hoping that Ruth wouldn’t question her that much on the previous chatter.</text:p>
      <text:p text:style-name="P1"/>
      <text:p text:style-name="P1">“Of course! So many kids. There must be a field trip. Do you want to see if we can go inside the library?” Ruth inquired, looking hopeful. </text:p>
      <text:p text:style-name="P1"/>
      <text:p text:style-name="P1">“Yeah, sure.” Harriet mumbled. The museum is overwhelming. She hoped the infestation of small children was a temporary deal, but she had a lurking feeling that she’d be fighting her way to the office every day through crowds of tiny, mid-sized, and full-grown humans. </text:p>
      <text:p text:style-name="P38"/>
      <text:p text:style-name="P2">Harriet A. Allen and Ruth M. Jillian pressed their faces up against the glass of the Library’s doors, and <text:span text:style-name="T13">ended up</text:span> surrounded by books, <text:span text:style-name="T13">busts of old men, and paintings of animals.</text:span></text:p>
      <text:p text:style-name="P3"/>
      <text:p text:style-name="P3"><text:span text:style-name="T8">C</text:span>ursing their lack of <text:span text:style-name="T13">Museum-official </text:span>badges, the two young women were desperately looking around <text:span text:style-name="T13">the library, or at least what was in range of the view while having a face mashed up against glass doors. That is, </text:span>until the librarian at the reference desk glanced up, jumped <text:span text:style-name="T11">nearly out of her skin </text:span>upon noticing them, and got up to open the doors.</text:p>
      <text:p text:style-name="P7"/>
      <text:p text:style-name="P7">“<text:span text:style-name="T1">We always get a few eager students here </text:span><text:span text:style-name="T3">around this time of day</text:span><text:span text:style-name="T1">,” the librarian laughed, “</text:span><text:span text:style-name="T3">We’re close</text:span><text:span text:style-name="T5">d</text:span><text:span text:style-name="T3"> to the public now, but it’s been </text:span><text:span text:style-name="T5">a </text:span><text:span text:style-name="T3">slow </text:span><text:span text:style-name="T5">work day</text:span><text:span text:style-name="T3"> for me, so </text:span><text:span text:style-name="T5">you both can </text:span><text:span text:style-name="T3">c</text:span><text:span text:style-name="T1">ome on in. I’m June, </text:span><text:span text:style-name="T3">a reference librarian here</text:span><text:span text:style-name="T1">. Would you like a small tour </text:span><text:span text:style-name="T5">of the reading room</text:span><text:span text:style-name="T1">, or just </text:span><text:span text:style-name="T3">a </text:span><text:span text:style-name="T1">look around?“</text:span></text:p>
      <text:p text:style-name="P3"/>
      <text:p text:style-name="P3">Ruth immediately exclaimed, “A tour please! <text:span text:style-name="T10">I’m Ruth, and this is Harriet. We’re in the new cohort of PhD candidates in the comparative biology program. Today is our very first day! We’re on the self-guided tour portion of our schedule, and thought we might check out the library.</text:span>” </text:p>
      <text:p text:style-name="P3"/>
      <text:p text:style-name="P3"><text:span text:style-name="T11">Ruth gushed this out r</text:span>ight as Harriet was about to tell the librarian they didn’t want to disturb her <text:span text:style-name="T11">or her work, especially since they knew the library was closed</text:span>. Harriet sighed but didn’t contradict her <text:span text:style-name="T11">(</text:span>hopefully<text:span text:style-name="T11">) </text:span>new friend and followed the librarian to the edge of the <text:span text:style-name="T11">rows of </text:span><text:s/>bookcases <text:span text:style-name="T11">in the reading room. </text:span></text:p>
      <text:p text:style-name="P7"/>
      <text:p text:style-name="P7">“<text:span text:style-name="T11">I’ll give you two a little preview of the official tour we do for new students here then! </text:span><text:span text:style-name="T1">The library here was founded in 1869, right at the </text:span><text:span text:style-name="T3">same </text:span><text:span text:style-name="T1">time the Museum itself was founded. Since then, the AMNH research library has grown into one of the largest natural history libraries in the word! </text:span><text:span text:style-name="T6">The library collects everything from field journals to publications, to the sweaters that our </text:span><text:soft-page-break/><text:span text:style-name="T6">researchers wore on the first ever expedition to Mongolia. We have a team of conservationists that have been keeping that particular item safe for half a century. </text:span><text:span text:style-name="T1">We work to support the work of the Museum’s scientific staff, which is now you! We have a few collections you can leverage at your time here: our research collection, our special collections, and our digital collections. </text:span><text:span text:style-name="T3">You students will have the chance to come in here and work with our materials at some point in your coursework! And if you ever need anything we *don’t* have, you can just ask me. I’m in charge of interlibrary loan.</text:span><text:span text:style-name="T1">” June explained </text:span><text:span text:style-name="T3">with a wink</text:span><text:span text:style-name="T1">, walking Harriet and Ruth in between the stacks, “What is your focus?”</text:span></text:p>
      <text:p text:style-name="P7"/>
      <text:p text:style-name="P7">“<text:span text:style-name="T1">I’m here because I really want to do mammology, </text:span><text:span text:style-name="T3">focusing on canidae. That’s like foxes, wolves, canines li</text:span><text:span text:style-name="T6">ke that</text:span><text:span text:style-name="T1">! </text:span><text:span text:style-name="T3">I just think they are so fascinating. And so cute, of course!</text:span><text:span text:style-name="T1">” Ruth exclaimed.</text:span></text:p>
      <text:p text:style-name="P7"/>
      <text:p text:style-name="P7">“<text:span text:style-name="T1">*Why does this not surprise me...*” Harriet grouched, while simply repl</text:span><text:span text:style-name="T3">ying</text:span><text:span text:style-name="T1">, “</text:span><text:span text:style-name="T3">Ornithology by trade, but I’m really more interested in the side of conservation ecology.</text:span><text:span text:style-name="T1">”</text:span></text:p>
      <text:p text:style-name="P7"/>
      <text:p text:style-name="P7">“<text:span text:style-name="T1">Oh great! You’ll find the program here really interesting for both those fields, especially given the personalities of the folks in them. You’ll find lots of hippies in conservation, and a lot of </text:span><text:span text:style-name="T2">dry wits in mammology. That department has its own beautiful archive of field journals dating back to the very </text:span><text:span text:style-name="T3">first </text:span><text:span text:style-name="T2">expeditions by Museum scientists. </text:span><text:span text:style-name="T6">The folks at the Center for Biodiversity Conservation take a really technologically mixed approach to data gathering, which is really cool to follow.</text:span><text:span text:style-name="T1">”</text:span></text:p>
      <text:p text:style-name="P7"/>
      <text:p text:style-name="P7">“<text:span text:style-name="T10">Wow! Do you think I’ll get to see them?” Ruth asked, eyes wide.</text:span></text:p>
      <text:p text:style-name="P7"/>
      <text:p text:style-name="P7">“<text:span text:style-name="T1">Hippies? Seriously?” Harriet asked in disbelief. “I thought I left those behind on the West coast. </text:span><text:span text:style-name="T4">I even have yet to see a Whole Foods </text:span><text:span text:style-name="T7">in NYC.</text:span><text:span text:style-name="T1">”</text:span></text:p>
      <text:p text:style-name="P7"/>
      <text:p text:style-name="P7">“<text:span text:style-name="T10">Well, the curators have keys, so you’ll probably just have to ask your advisor. There’s a lot of interesting stuff in those journals – about how the landscape has changed, and how mammals change with it. Very cool to do a comparison study with that data. And o</text:span><text:span text:style-name="T1">h yeah, </text:span><text:span text:style-name="T2">Harriet.</text:span><text:span text:style-name="T1"> It’s not just the tourists rocking the socks-with-sandals look around the Museum. </text:span><text:span text:style-name="T7">Go down to 79</text:span><text:span text:style-name="T15">th</text:span><text:span text:style-name="T7"> street and you’ll find a Whole Foods waiting for you.</text:span><text:span text:style-name="T1">” June joked. </text:span></text:p>
      <text:p text:style-name="P3"/>
      <text:p text:style-name="P3">I gave her a chuckle, but then Ruth laughed.</text:p>
      <text:p text:style-name="P3"/>
      <text:p text:style-name="P3">But this laugh wasn’t your <text:span text:style-name="T11">average</text:span> cute-girl politely low-volumed chuckle, like you’d expect from someone with her perky, light-haired, excitable demeanor. This was a full-on snort, grunt, deep-bellied laugh that you’d expect out of a middle aged man with sleep apnea. <text:span text:style-name="T11">She went on for a full thirty seconds of this before composing herself.</text:span><text:line-break/></text:p>
      <text:p text:style-name="P4">June and <text:span text:style-name="T11">Harriet </text:span>gave each other incredulous looks, <text:span text:style-name="T9">and Harriet burst out laughing with her own “normal” but loud laugh, gasping air and putting her hand over her mouth to reduce noise pollution in the library. By now, Ruth was extremely confused, watching Harriet guffaw and smiling widely. </text:span></text:p>
      <text:p text:style-name="P4"/>
      <text:p text:style-name="P4">“<text:span text:style-name="T9">It wasn’t *that* funny, Harriet. No offense, June!!”</text:span></text:p>
      <text:p text:style-name="P4"><text:soft-page-break/></text:p>
      <text:p text:style-name="P4">“<text:span text:style-name="T9">I’m sorry, something just tickled me” Harriet grinned, looking at June with knowing eyes. </text:span></text:p>
      <text:p text:style-name="P4"/>
      <text:p text:style-name="P4">“<text:span text:style-name="T10">But in all seriousness,” June started again “There are some seriously amazing people here. And we all work together.“</text:span></text:p>
      <text:p text:style-name="P4"/>
      <text:p text:style-name="P4">“<text:span text:style-name="T14">I know, I’ve been following their publications and field studies since applying for the program, “ Harriet replied. </text:span></text:p>
      <text:p text:style-name="P4"/>
      <text:p text:style-name="P4">“<text:span text:style-name="T11">I am just so excited to meet my advisor and get into the meat-and-potatoes of natural history work. I want to go out in the field and see some cute canids up close for myself!” Ruth proclaimed.</text:span></text:p>
      <text:p text:style-name="P4"/>
      <text:p text:style-name="P5">“Well you know, our field expeditions are carefully thought out. Don’t go into this thinking you’ll get to pet these wild animals. I’ve heard of people getting into dangerous situations with carnivores in the past.“ June warned. </text:p>
      <text:p text:style-name="P4"/>
      <text:p text:style-name="P4">“<text:span text:style-name="T12">Oh, I know, I’ve been in the field before. Growing up the suburbs I used to pet the wild foxes all the time, but my advisors beat that out of me. I can’t help it! I love their fluff!” Ruth declare with the excitement of a five-year-old being able to pet a stranger’s puppy on the street. </text:span></text:p>
      <text:p text:style-name="P4"/>
      <text:p text:style-name="P4">“<text:span text:style-name="T12">This is why I stick to mostly birds, or maybe some small mammals,” Harriet interjected, “No real threat of harm, unless you deal with cassowaries. Hell no thank you. Those demons are pretty much dinosaurs, and look like them too!“</text:span></text:p>
      <text:p text:style-name="P4"/>
      <text:p text:style-name="P4">“<text:span text:style-name="T10">So, what made you girls come to New York City? Did you live here before and want to stay, or come from out of town? “ June asked, innocently. </text:span></text:p>
      <text:p text:style-name="P4"/>
      <text:p text:style-name="P6">Ruth, as always, answered first. “I’m from Boston so not that far away. I visited the city a bunch when I was in high school and college, <text:span text:style-name="T14">and decided I wanted to do *some* coursework here eventually. I just happened to get good scholarships for being an in-state resident in Massachusetts, so I ended up making the goal a PhD in New York City</text:span>.“</text:p>
      <text:p text:style-name="P4"/>
      <text:p text:style-name="P6">Just as the two women turned to hear Harriet’s answer, she abruptly changed the subject, instead asking “So June, how long have you worked here?”</text:p>
      <text:p text:style-name="P4"/>
      <text:p text:style-name="P4">“<text:span text:style-name="T9">Oh, about ten years now. I started off on soft money from grants and was just recently promoted! I’m now 100% officially on the AMNH payroll.” June proudly gushed.</text:span></text:p>
      <text:p text:style-name="P3"/>
      <text:p text:style-name="P3">While Ruth and June continued to chatter happily, Harriet’s <text:span text:style-name="T9">mind wandered off, and with it her eyes. Scanning the stacks for an interesting book to check out once her badge had been issued, she </text:span>zeroed in a book, whose title was too far away to see. Almost as if possessed, Harriet briskly walked over to the stack and stared into the spine. “*The story of the land by Harry Stevenson and Farida Springer. <text:span text:style-name="T9">Wow, 1951. This is pretty cool</text:span>*”</text:p>
      <text:p text:style-name="P3"/>
      <text:p text:style-name="P3"><text:soft-page-break/>The heart pang<text:span text:style-name="T10">s were</text:span> back, <text:span text:style-name="T10">with the vengeance of 1,000 scorned enemies</text:span>. <text:span text:style-name="T10">Harriet turned quickly around so the other two women across the aisle couldn’t see her stagger and clutch her chest</text:span>. <text:span text:style-name="T10">Her</text:span> ears started pounding. “*What the frack is happening to me?!*” she frantically thought, looking around <text:span text:style-name="T10">for any sign of the source of her shakiness, </text:span>and bracing on the conveniently waist-height bookcase. Her eyes bore into the book. <text:span text:style-name="T10">Trying to collect herself, she closed her eyes and stood for a moment in silence, willing her body to settle itself down. And suddenly, d</text:span>espite her vertigo, she reached her hand out for the volume, <text:span text:style-name="T10">as if holding it would make her feel better, even if it was just a moment.</text:span></text:p>
      <text:p text:style-name="P3"/>
      <text:p text:style-name="P7">“<text:span text:style-name="T1">Oh, honey, be careful! That’s a first edition.” A voice reached out to her, grasping her and pulling her out of her disequilibrium.</text:span></text:p>
      <text:p text:style-name="P3"/>
      <text:p text:style-name="P3">Harriet snapped to attention. “Oh I’m so sorry. I didn’t realize. It just looked to interesting” She recovered, putting on her most sugary smile for the librarian.</text:p>
      <text:p text:style-name="P3"/>
      <text:p text:style-name="P3">Ruth shot her that same knowing, compassionate look from this morning's ordeal. “We should probably go, Harriet! We only have an hour and a half.” She looks at June, “Thank you so much for showing us the stacks. We’d love to come back and see the special collections! I hope it’s on our official tour.“</text:p>
      <text:p text:style-name="P3"/>
      <text:p text:style-name="P3">June smiled kindly, “Yes, I believe it is. Feel free to make an appointment with me if you have specific questions.”</text:p>
      <text:p text:style-name="P3"/>
      <text:p text:style-name="P3">After a round of “thank you” from both women, Ruth turned up the aisle towards the exit. As Harriet started to follow her, June gently touched her left shoulder.</text:p>
      <text:p text:style-name="P3"/>
      <text:p text:style-name="P7">“<text:span text:style-name="T1">If you have *any* specific questions, please, come back.“ She whispered to Harriet with some urgency.</text:span></text:p>
      <text:p text:style-name="P3"/>
      <text:p text:style-name="P7">“<text:span text:style-name="T1">Ok...thanks.” Harriet confusedly murmured back. “*What was that about? I hope she didn’t notice my weirdness. It’s nothing. Maybe there’s a gas leak in this museum. Why does this always happen to me.*” Harriet hurried up the aisle to meet Ruth at the doors.</text:span></text:p>
      <text:p text:style-name="P3"/>
      <text:p text:style-name="P7">“<text:span text:style-name="T1">Sorry! I just had a quick question for her.” Harriet apologized, smiling in the hope she didn’t weird out *yet another* person of her small cohort of colleagues.</text:span></text:p>
      <text:p text:style-name="P3"/>
      <text:p text:style-name="P8"><text:span text:style-name="T16">“</text:span><text:span text:style-name="T17">No problem! It’s so cool, huh? So interesting to see the history of work we will be building on, hopefully!” Ruth gushed, leading Harriet back down to the elevators, hitting the down arrow.</text:span></text:p>
      <text:p text:style-name="P39"/>
      <text:p text:style-name="P11">Harriet A. Allen was very confused. </text:p>
      <text:p text:style-name="P12">She was staring down at a piece of paper that basically outlined the next four years of her life. 8 hours a day, five days a week, roughly equaling 7680 hours of her life. And she was, for the first time, totally and completely happy. Incandescently happy.</text:p>
      <text:p text:style-name="P12"><text:soft-page-break/>“*<text:span text:style-name="T40">Oh what is this feeling?!*” She sang in her head, trying to parse out the unfamiliar feeling of happiness, excitement, and anticipation rolled into one and fighting in her chest cavity. The packet that Jay gave her and her cohort this morning outline everything she wanted in a program: </text:span></text:p>
      <text:p text:style-name="P10">&gt; The normal course of study for AMNH’s Ph.D. degree will be four years. Students will earn a minimum of 62 credits through a combination of coursework, teaching assistantships, and individual dissertation research. As a distinctive strength of the program, students will be expected to work on their own research as early as the first semester of their first year, an opportunity not available in many university settings. To ensure this, students are matched to a faculty member’s research program and/or laboratory during the admission process.</text:p>
      <text:p text:style-name="P17">&gt; The curriculum is intensive, immersive, flexible, and field- and collections-based. Students are required to complete a minimum of 62 credits through a combination of:</text:p>
      <text:p text:style-name="P17">&gt; + Core courses (3 required: Evolution; Systematics and Biogeography; and Grantsmanship, Ethics, and Communication give students a broad overview of the conceptual basis, tools, and methods for studying life;</text:p>
      <text:p text:style-name="P17"><text:span text:style-name="T36">&gt; </text:span>+ Elective or immersive courses allow students to achieve a depth of knowledge in an area of interest;</text:p>
      <text:p text:style-name="P17"><text:span text:style-name="T36">&gt; </text:span>+ Museum seminar series expose first year students to a broad range of research disciplines and topics;</text:p>
      <text:p text:style-name="P17"><text:span text:style-name="T36">&gt; </text:span>+ Teaching assistantships at AMNH and at partner universities; in lieu of a traditional teaching assistantship, students also will have the opportunity to complete an equivalent educational project through the AMNH’s many educational outreach vehicles;</text:p>
      <text:p text:style-name="P17"><text:span text:style-name="T36">&gt; </text:span>+ Directed research culminating in a dissertation, which is defended.</text:p>
      <text:p text:style-name="P17">“<text:span text:style-name="T38">If everyone could give me their attention, please!” Jay shouted over the cohort, who were all chattering away with each other, “We are going to fill out the forms in the back of your packet, rip them out, and hand them back to me. Then, we’re going to have a little mixer where each of your assigned faculty members will be coming in to meet you, and to meet your colleagues. If you have any questions, come ask. Yes, there will be food and drinks.“</text:span></text:p>
      <text:p text:style-name="P15">“*<text:span text:style-name="T39">Oh wow, I didn’t realize we’d be meeting out advisors so soon...</text:span>I can’t wait to meet...um...*” Glancing down at <text:span text:style-name="T39">her packet</text:span> again, Harriet found the name of the faculty member that she’d be working under for the next four years. “*<text:span text:style-name="T37">Dr. Joss C. Canonne. Thank goodness they gave me his bio or else I’d be screwed. I should have looked this up before...*”</text:span></text:p>
      <text:p text:style-name="P18"><text:soft-page-break/>&gt; <text:span text:style-name="T17">Dr. C</text:span><text:span text:style-name="T18">annone</text:span><text:span text:style-name="T17">’s research on the systematics and evolution of birds, speciation analysis, and biogeography are all </text:span><text:span text:style-name="T18">factors to understand how biotas evolve over time. This can in turn shape one’s understanding of the patterns and processes involved in diversification. The specific research focus of Dr. Cannone’s lab is the phlyogenetic history of songbirds. </text:span><text:span text:style-name="T17">Dr. C</text:span><text:span text:style-name="T18">annone</text:span><text:span text:style-name="T17"> has also undertaken research contributing to conservation biology. </text:span></text:p>
      <text:p text:style-name="P16"><text:span text:style-name="T19">“*Wow, he pretty much is doing what I want to do for the rest of my life...*”</text:span></text:p>
      <text:p text:style-name="P26"><text:span text:style-name="T19">H</text:span><text:span text:style-name="T17">arriet glanced up from packet, and suddenly, Ruth.</text:span></text:p>
      <text:p text:style-name="P26"><text:span text:style-name="T17">“Hi Harriet! </text:span><text:span text:style-name="T20">Can you believe the faculty is going to come meet us on our first day? How lucky are we!</text:span><text:span text:style-name="T17">“ Ruth gushed, slightly bouncing on the balls of her feet. </text:span></text:p>
      <text:p text:style-name="P26"><text:span text:style-name="T17">“Yeah. </text:span><text:span text:style-name="T20">It’s something. Who’s your advisor?</text:span><text:span text:style-name="T17">“ </text:span><text:span text:style-name="T20">Harriet asked, her guard still up.</text:span></text:p>
      <text:p text:style-name="P26"><text:span text:style-name="T20">“Um let me look again...” Ruth stared into her packet. “Sarah MacGovett. She studies bats and is the head of the Mammology department!”</text:span></text:p>
      <text:p text:style-name="P26"><text:span text:style-name="T20">“Gadzooks, the head of the department? That’s going to open a lot of doors – maybe even the one to the field journal archive! My advisor is Dr. Joss C. Canonne. He studies – ”</text:span></text:p>
      <text:p text:style-name="P26"><text:span text:style-name="T20">“Wait...did you just say gadzooks?” Ruth interrupted, clearly taken aback. </text:span></text:p>
      <text:p text:style-name="P26"><text:span text:style-name="T20">“Yes...why? Is that weird?” Harriet asked, puzzled. “*Do they not say that on the East coast? I didn’t realize it was so different...*”</text:span></text:p>
      <text:p text:style-name="P26"><text:span text:style-name="T20">“YES it’s weird! Oh my god! I haven’t even heard anyone under the age of 70 use that!” Ruth chuckled, poking fun at Harriet. </text:span></text:p>
      <text:p text:style-name="P27"><text:span text:style-name="T20">“…anyway.” Harriet said, looking sideways at Ruth, “He studies--songbirds but is the only Ornithologist who also works on conversation, which is why I suspect they assigned me to him.” Harriet postulated, looking down at Dr. Cannone’s biography and trying to make Ruth forget all about the fact that she was blushing hard.</text:span></text:p>
      <text:p text:style-name="P27"><text:span text:style-name="T20">“Ok everyone, thanks for your forms. We are missing…Harriet A. Allen’s. Surprise, surprise. Harriet?” Jay announced, looking </text:span><text:span text:style-name="T22">purposefully</text:span><text:span text:style-name="T20"> at Harriet.</text:span></text:p>
      <text:p text:style-name="P29"><text:span text:style-name="T22">A b</text:span><text:span text:style-name="T17">igger blush. </text:span><text:span text:style-name="T22">A q</text:span><text:span text:style-name="T17">uick rustle of paper and pen, and a hop-skip over to Jay, </text:span><text:span text:style-name="T21">and Harriet’s form joined the others.</text:span></text:p>
      <text:p text:style-name="P29"><text:span text:style-name="T17">“*What is up with this lady?! If she is any more on my back I’m going to start charging rent...*”</text:span></text:p>
      <text:p text:style-name="P27"><text:span text:style-name="T20">“</text:span><text:span text:style-name="T21">Thank you. Now that that is settled, let’s </text:span><text:span text:style-name="T22">go up to the room where your faculty members should be assembling. But, as I’m sure you know, punctuality has it’s place in academia</text:span><text:span text:style-name="T21">” </text:span><text:span text:style-name="T22">Jay winked at the cohort, leading them up to the fourth floor of the Museum. “We’re actually going to be having </text:span><text:soft-page-break/><text:span text:style-name="T22">this shindig in the Ornithology department, which two of her will be situated in. There is a wonderfully large old hall in the department that we sometimes set up for these types of events.”</text:span></text:p>
      <text:p text:style-name="P30"><text:span text:style-name="T21">J</text:span><text:span text:style-name="T17">ay tapped her AMNH badge against a panel near a door, and it opened into what looked like a Medieval dining hall. </text:span><text:span text:style-name="T23">The ceiling was at least 100 feet high, and it was at least 40 yards long. There were a few faculty members already milling about the coffee station, and a few others near the snacks. </text:span></text:p>
      <text:p text:style-name="P32"><text:span text:style-name="T17">The cohort visibly shrunk in the face of the people they would be answering to for the next four years. </text:span></text:p>
      <text:p text:style-name="P31"><text:span text:style-name="T21">“</text:span><text:span text:style-name="T23">Now, don’t be nervous everyone!” Jay exclaimed, “They were once PhD students too, you know!”</text:span></text:p>
      <text:p text:style-name="P33"><text:span text:style-name="T23">L</text:span><text:span text:style-name="T17">ooking at the name tags of the professors there, Harriet noticed one absence: Dr. Cannone had yet to show up. As the other PhD candidates paired off and began talking with their advisors, Harriet was, once again, on her own with nothing but coffee. </text:span></text:p>
      <text:p text:style-name="P33"><text:span text:style-name="T17">“*I guess I should have expected this. I know better than to let me imagination run away with itself and generate ‘expectations’.*”</text:span></text:p>
      <text:p text:style-name="P33"><text:span text:style-name="T17">At twenty minutes in to the hour long party, Harriet was about to make some excuse to leave when a middle-aged, grey haired man only a few inches taller than her burst in. He went over the to name tag table, hastily filled it out, and stood sullenly by the cookies. </text:span></text:p>
      <text:p text:style-name="P33"><text:span text:style-name="T17">“*Oh goodness...*” Harriet thought, walking over. “*This is clearly my guy…”</text:span></text:p>
      <text:p text:style-name="P33"><text:span text:style-name="T17">She coughed as politely as possible, extending her hand, and making her introduction: “Excuse me, are you Dr. Cannone? I’m Harriet Allen, I’ve been assigned to work in your lab. I’m very excited about the opportunity, thank you so much.”</text:span></text:p>
      <text:p text:style-name="P33"><text:span text:style-name="T17">“Yeah yeah. You were lucky you liked birds and conservation, otherwise you’d have ended up with Jorge.” He spat out, “What was your plan for research so far?”</text:span></text:p>
      <text:p text:style-name="P33"><text:span text:style-name="T17">“I was hoping to talk to you about that, to see where I’d best fit in with the lab’s work.” Harriet said. “*Oh frack he’s going to hate me.*”</text:span></text:p>
      <text:p text:style-name="P33"><text:span text:style-name="T17">“Well, first thing’s first. Do what you want and what’s interesting. I’m not here to hold your hand or tell you what to do. You are responsible for yourself. I see this relationship as a master-apprentice. I’m going to teach you methods, give you too much literature to read, and hole you up in the Library on Thursdays when the journals arrive. You’ll read them every Thursday with me, regardless of your research schedule.” <text:s/>He took a pause for a breath and an assessing glance at Harriet. “What do you think of that?”</text:span></text:p>
      <text:p text:style-name="P34"><text:span text:style-name="T17">She just stared him in the face. </text:span></text:p>
      <text:p text:style-name="P34"><text:soft-page-break/><text:span text:style-name="T17">“I’m glad you value research freedom. If your one rule is I have to read, I think I’ve gotten very lucky in my placement.“</text:span></text:p>
      <text:p text:style-name="P34"><text:span text:style-name="T17">He grunted in agreement. She just kept staring. </text:span></text:p>
      <text:p text:style-name="P34"><text:span text:style-name="T17">“*Oh frack I’m doing the thing again. Look away Harriet, look away!*”</text:span></text:p>
      <text:p text:style-name="P35"><text:span text:style-name="T17">“</text:span><text:span text:style-name="T25">What was your master’s thesis about?” He asked, clearly a bit more uncomfortable given Harriet’s constant eye contact.</text:span></text:p>
      <text:p text:style-name="P36"><text:span text:style-name="T17">Harriet answered, this time looking over her shoulder at Ruth and her advisor, an older woman with a short-hair cut and easygoing expression. They were laughing, seemingly uncontrollably. Harriet felt a pang of jealousy as she looked back at the older, brash man that she’d be seeing for </text:span><text:span text:style-name="T26">7,680 hours of her life.</text:span></text:p>
      <text:p text:style-name="P35"><text:span text:style-name="T21">As the party was winding down, Joss left, </text:span><text:span text:style-name="T25">having stayed for a total of thirty minutes out of the whole hour,</text:span><text:span text:style-name="T21"> leaving Harriet on her own </text:span><text:span text:style-name="T24">yet again</text:span><text:span text:style-name="T21">. </text:span><text:span text:style-name="T25">Mortified, Harriet looked around </text:span><text:span text:style-name="T21">for the nearest escape route, </text:span><text:span text:style-name="T25">and started walking as quickly as she could without giving the appearance of weirdness.</text:span></text:p>
      <text:p text:style-name="P35"><text:span text:style-name="T25">And of course, s</text:span><text:span text:style-name="T21">he felt a tap on her shoulder </text:span><text:span text:style-name="T25">and was forced into more human contact. </text:span></text:p>
      <text:p text:style-name="P14">“<text:span text:style-name="T42">Hey Harriet! Do you want to go around the corner to Jacob’s Pickles with me? Amazing Southern food, good drinks, and fairly low-key this time of day. It could be like a little ‘congrats for making it through the first day!’ happy hour!” Ruth asked, biting her lower lip, looking hopefully up at Harriet.</text:span></text:p>
      <text:p text:style-name="P14">“<text:span text:style-name="T42">Yeah, I guess I could use a drink.” Harriet replied, “Especially given this day.”</text:span></text:p>
      <text:p text:style-name="P14"><text:span text:style-name="T42">30 minutes later, Harriet had a pint and fried pickles in front of her and she was loving it: “*Wow. Everything fried. This is really good for me right now.*” She sighed happily as she took a sip of her sour beer and a bite of her fried pickle, drenched in chipotle mayo. </text:span></text:p>
      <text:p text:style-name="P13">“<text:span text:style-name="T41">What an awesome day,” Ruth started, “I can’t believe how awesome Sarah is. She’s going to be the *perfect* advisor! I can’t believe no one here works with canids, though! My whole department is bats and marsupials...”</text:span></text:p>
      <text:p text:style-name="P28">A few beers and fried desserts later, Ruth and Harriet <text:span text:style-name="T43">parted ways, hopeful that their second day wouldn’t be as eventful as their first. And when Harriet returned home to find Copernicus curled up like an angel on her bed, she collapsed, face down, and joined him in sleep. </text:span></text:p>
      <text:p text:style-name="P37"/>
      <text:p text:style-name="P19">Harriet A. Allen was stuck in the elevator with the chattiest person on the planet, and it wasn’t even nine o’clock in the morning. </text:p>
      <text:p text:style-name="P19"><text:soft-page-break/>“*<text:span text:style-name="T28">I should have trusted my instincts when they told me to get the extra large coffee when the man offered it as a new size.*” She thought as she anxiously looked around for a phone number to call to get herself, Ruth, and the five Museum guests (children and their mother here early for an education initiative) in the elevator out of this mess. </text:span></text:p>
      <text:p text:style-name="P20">Although she thankfully arrived to her second day of work on time, meeting Ruth for a coffee at one of the stands just outside the Museum, and now she was now late yet again because some wonderful, perfectly behaved child had pressed all the buttons for every single floor, including the ones on different sides of the elevator, and it got stuck between floors moving upwards. </text:p>
      <text:p text:style-name="P19">“*<text:span text:style-name="T30">I am done riding elevators with children for at least this entire week. I’ll take the gorram stairs up. I need to get my 10,000 steps anyway, and I haven’t found a good path in central park to run yet. And those bagels are too delicious. Yes. I’m going to walk. This is good.*” Harriet thought begrudgingly, “*At least until I get my AMNH official badge, though, then I am taking the freight elevator every day.*”</text:span></text:p>
      <text:p text:style-name="P21">What’s even better is, now, <text:span text:style-name="T30">is that Harriet is</text:span> stuck with not only the child (now <text:span text:style-name="T31">just absolutely howling</text:span> in the corner loudly) but <text:span text:style-name="T30">also </text:span>Ruth, who was content to pass the time chattering. <text:span text:style-name="T31">Harriet was fine listening to the birds chirp at each other, but before nine AM, Ruth’s enthusiasm and love for everything and everyone was a bit too much. Meeting for coffee was doable because, well, coffee, but this is too enclosed. Like Garfield to Mondays, Harriet hated mornings. </text:span></text:p>
      <text:p text:style-name="P21">“*How the frack can someone be this chipper in the morning?!*” Harriet grumped. “*<text:span text:style-name="T31">I thought East coasters were supposed to be the stoic ones. She and I were switched at birth, she would do great on the West coast. </text:span>I can do this, I can do this.*” She kept searching around the elevator for some plaque, moniker, anything <text:span text:style-name="T30">with a number or a person that could be responsible for this and get them all out</text:span>. <text:span text:style-name="T30">One of the guests </text:span>had tried to press the call button, but no one in security, or the fire department, or whoever answers those sorts of calls, had gotten back to them <text:span text:style-name="T30">yet</text:span>.</text:p>
      <text:p text:style-name="P21">“*<text:span text:style-name="T30">What in the actual frack is this morning.*”</text:span> </text:p>
      <text:p text:style-name="P22">Harriet had to take action. She glanced over the mother desperately trying to control her son, and asked if she could try to keep him a bit quieter so she could call 911. As Harriet lifted the phone to her ear, the mother just stopped trying to persuade him to stop and put her hand over his mouth so Harriet could explain their situation to the dispatcher.</text:p>
      <text:p text:style-name="P22">“Hi, yes, I’m stuck in an elevator at the American Museum of Natural History. We’re between the ground floor and the first floor, in the one second to the left when you enter the building’s lobby. The call button doesn’t seem to be working. <text:s/>I’m here with five guests, and one other staff member. Can you please send someone right away?” </text:p>
      <text:p text:style-name="P22">“Yes, of course. I’ll phone the fire department right away.” </text:p>
      <text:p text:style-name="P21"><text:soft-page-break/><text:span text:style-name="T31">N</text:span>ow, <text:span text:style-name="T30">all there was was</text:span> to pass the time <text:span text:style-name="T30">until the gallant rescue</text:span>. Harriet <text:span text:style-name="T30">wa</text:span>s trying to keep her calm, and Ruth <text:span text:style-name="T30">wa</text:span>s still happy to chatter away. </text:p>
      <text:p text:style-name="P21">“So Harriet, “ Ruth looked up at her, smiling widely, “<text:span text:style-name="T32">Last night when I got home from our day yesterday, I was thinking about the library yesterday, and orientation. Were you OK? I saw your eyes get very glassy at a few points.” <text:s/></text:span></text:p>
      <text:p text:style-name="P23">Harriet sighed. She really didn’t want to have this conversation with a girl she barely knew, but since arriving in New York yesterday meant she had no friends, she decided to put herself out on a limb.</text:p>
      <text:p text:style-name="P23">“I have no idea what came over me. It was the strangest thing. I got a few weird pangs in my chest, like my heart was <text:span text:style-name="T35">being squeezed in a vice. My hears started ringing too, but June’s voice kinda snapped me out of it</text:span>.”</text:p>
      <text:p text:style-name="P23">“Oh my goodness!” Ruth exclaimed, her face contorted into worry, “Has this happened before?”</text:p>
      <text:p text:style-name="P23">“No, never.” Harriet confessed, “It was really weird. I really have no idea what happened. Nothing has happened so far today, so I’m going to just put it on jet lag. <text:span text:style-name="T35">I did only arrive two days ago, after all, and didn’t get to sleep that much because of it.</text:span>”</text:p>
      <text:p text:style-name="P23">“That’s probably what it was.” Ruth nodded sagely, “I was lucky that I was able to move here last week. My mom and my aunt drove me from Boston and helped me move. I still slept for a straight week after the fact though, at least when my roommates were gone for work. I nearly became nocturnal!” She laughed <text:span text:style-name="T35">her ridiculously low-pitched, guffawed, snorting laugh</text:span>, earning a few disbelieving looks from the guests <text:span text:style-name="T33">trapped with us.</text:span></text:p>
      <text:p text:style-name="P23">Harriet tried to keep it together, but the fact that the background music to this conversation was this same poor boy, who refused to stop crying, did not help her case. His cohort of buddies were all desperately trying to make him laugh, but he was too guilty. His big, wet tears were streaming down his face as his friends made silly faces, sang ridiculous songs, and tried to give him hugs.</text:p>
      <text:p text:style-name="P24">Harriet would normally find this cute, but right now, before nine in the morning, she wanted to <text:span text:style-name="T32">self-mutilate. “*I’m going to pop my ear drums so I never have to listen to anyone or anything again.*” Harriet thought, done with everything. “*There is no way I getting through this day without a drink.*”</text:span></text:p>
      <text:p text:style-name="P22">Thankfully for her, it only took an hour for the fire department to show up, and then another hour for the elevator to start working again. <text:span text:style-name="T29">The firemen and the elevator technicians brought the elevator up the first floor, and the doors were open. </text:span></text:p>
      <text:p text:style-name="P24">“Freedom!” Some small child in the back yelled. Harriet didn’t care though, because she was first in line to bust out of there and planned on getting an IV of coffee straight into her bloodstream. </text:p>
      <text:p text:style-name="P22"><text:soft-page-break/>“*I <text:span text:style-name="T29">will not make it through this day.</text:span>*” <text:span text:style-name="T29">But of course, because Murphy’s Law is alive and well, when Harriet ran out of the elevator, she crashed into a strange man’s chest. After the initial impact, she looked up into dark, grey eyes.</text:span></text:p>
      <text:p text:style-name="P25">“<text:span text:style-name="T27">Are you ok?” The tall, blond man asked while stepping backwards away from Harriet’s invasion into this personal space.</text:span></text:p>
      <text:p text:style-name="P25">“Uh...<text:span text:style-name="T27">yeah. I’m so sorry!” Harriet nearly shouted, totally exasperated by the morning’s events. “*Some days are just meant to be awful. I can’t wait to be home with Copernicus and some wine and Hulu*” It’s when she glanced at the man properly she noted the same name tag that the rest of the PhD candidates had filled out: “Hi. My name is Brendan.”</text:span></text:p>
      <text:p text:style-name="P19">Thankfully, Ruth interjected. “Hi! I don’t think we had a chance to meet but you must be in our program!” She pointed to her own name tag, proof that we were indeed students in the same cohort. “I’m Ruth, and the lady who bumped into you is Harriet! And you are?”</text:p>
      <text:p text:style-name="P19">“Brendan, hi.” He said, <text:span text:style-name="T32">looking a little weirded out by her immediate enthusiasm and friendliness.</text:span></text:p>
      <text:p text:style-name="P19">“*<text:span text:style-name="T32">Ok, glad to know it’s not just me.*” Harriet observed, creating her exit strategy for this conversation. “*Time to get coffee and silence.*”</text:span></text:p>
      <text:p text:style-name="P19">“<text:span text:style-name="T34">Did you just come from orientation? How was it? What did they cover? Did they know we were stuck in the elevator?” Ruth inquired.</text:span></text:p>
      <text:p text:style-name="P19">“<text:span text:style-name="T34">Yeah, the admins knew after the fire trucks showed up and the fireman gave Harriet’s name to security as the person who reported it. It was ok, we mainly just went over the rules of the road. They gave us some free time again to explore the Museum now, so I thought I’d check out the map before I committed to a floor.” Brendan replied, hand raised towards the map on the mall next to the elevators. </text:span></text:p>
      <text:p text:style-name="P19">“*<text:span text:style-name="T33">He really keeps it short and to the point, doesn’t he?*” Harriet pondered, looking thoughtfully at Brendan, trying to see what he is all about. </text:span></text:p>
      <text:p text:style-name="P20">“<text:span text:style-name="T34">Gorram it. I can’t believe we missed the entire orientation. Between this and being trapped in an elevator with a screaming child, I am absolutely, 1000% done with today.” moaned Harriet, not even trying to keep a happy face on this time. “I’m going to get coffee and stare at a wall. I’ll see you guys later for second half of the day.” </text:span></text:p>
      <text:p text:style-name="P20">“<text:span text:style-name="T34">Wait Harriet! Don’t go. Come tour with us! Brendan, you don’t mind if we come with you, do you? Yesterday we stayed on the fourth floor, and haven’t had another chance to go to more parts of the Museum! It seems impossible to see more than one floor in the span of two hours even. I pity the tourists who only have a day or half day to be here! Please come Harriet! It will be fun, right Brendan?” Ruth implored, staring at Brendan and Harriet, waiting for answers. </text:span></text:p>
      <text:p text:style-name="P21"><text:soft-page-break/>Brendan and Harriet looked at each other, clearly both on the fence. Brendan was the first one to break the silence with a simple, “Sure.”</text:p>
      <text:p text:style-name="P21">Harriet really, really wanted to go home, <text:span text:style-name="T33">or at least out to the Starbucks she knew was on the other side of the Planetarium</text:span>. She wanted to see Copernicus for a few hours, lay in bed, and wallow, <text:span text:style-name="T33">or alternatively, drink about 10 shots of espresso and return to orientation with a vengeance.</text:span> “*What would my brother say if he saw me now? “<text:span text:style-name="T30">Get in there and be nice, brat.”</text:span>*” And with that, she nodded her assent. </text:p>
      <text:p text:style-name="P22">“Oh yay!! Thank you two! Should we go to the Hall of Human Origins? That looks pretty cool, <text:span text:style-name="T32">and it’s only one floor up</text:span>!” Ruth said eagerly. </text:p>
      <text:p text:style-name="P22">“Yeah, let’s go.” Harriet replied, “But we’re taking the stairs. <text:span text:style-name="T29">And stopping at the Museum cafe.</text:span>”</text:p>
      <text:p text:style-name="P22">“<text:span text:style-name="T29">That’s fine! We need our steps anyway!” Ruth winked, heading for the staircase up and on the left. <text:s/></text:span></text:p>
      <text:p text:style-name="P40"/>
      <text:p text:style-name="P9">When Harriet A. Allen awoke, she wanted to believe that she was ok, that she was in her bed, with her cat next to her, and the dream she’d had was just another in a series of persistent nightmares, and not that she was on the floor of her dream school and favourite museum.</text:p>
      <text:p text:style-name="P9">But when her eyes opened, it was to the faces of her PhD cohort surrounding her, and a frantic research assistant forcing them back. </text:p>
      <text:p text:style-name="P9">“Don’t move Harriet, help is on the way! Just stay down there. Someone give me a jacket to put under her head!” The familiar voice yelled out, half at her, half at the crowd of tourists and students around them. “Everything is going to be ok. You’ve had a bit of an accident.”</text:p>
      <text:p text:style-name="P9">What no one could have predicted, was Harriet’s reaction when they did eventually make it down to the first floor, to the Spitzer Hall of Hu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4:09:29.684069157</meta:creation-date>
    <dc:date>2016-11-06T00:57:14.279962428</dc:date>
    <meta:editing-duration>PT4H2M32S</meta:editing-duration>
    <meta:editing-cycles>37</meta:editing-cycles>
    <meta:generator>LibreOffice/5.1.4.2$Linux_X86_64 LibreOffice_project/10m0$Build-2</meta:generator>
    <meta:document-statistic meta:table-count="0" meta:image-count="0" meta:object-count="0" meta:page-count="15" meta:paragraph-count="167" meta:word-count="6943" meta:character-count="39238" meta:non-whitespace-character-count="32399"/>
  </office:meta>
</office:document-meta>
</file>